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3.048cm" svg:height="3.048cm" svg:x="9.906cm" svg:y="2.286cm">
            <text:p text:style-name="P1">Station 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3.048cm" svg:height="3.048cm" svg:x="3.302cm" svg:y="12.7cm">
            <text:p text:style-name="P1">Station 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3.048cm" svg:height="3.048cm" svg:x="20.066cm" svg:y="12.954cm">
            <text:p text:style-name="P1">Station 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3.048cm" svg:height="3.048cm" svg:x="22.352cm" svg:y="5.08cm">
            <text:p text:style-name="P1">Station 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3.048cm" svg:height="3.048cm" svg:x="13.462cm" svg:y="9.398cm">
            <text:p text:style-name="P1">Station 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5.334cm" svg:y1="12.954cm" svg:x2="10.668cm" svg:y2="5.08cm">
            <text:p/>
          </draw:line>
          <draw:line draw:style-name="gr2" draw:text-style-name="P2" draw:layer="layout" svg:x1="6.35cm" svg:y1="13.716cm" svg:x2="13.462cm" svg:y2="11.684cm">
            <text:p/>
          </draw:line>
          <draw:line draw:style-name="gr2" draw:text-style-name="P2" draw:layer="layout" svg:x1="22.606cm" svg:y1="7.62cm" svg:x2="16.51cm" svg:y2="10.16cm">
            <text:p/>
          </draw:line>
          <draw:line draw:style-name="gr2" draw:text-style-name="P2" draw:layer="layout" svg:x1="16.51cm" svg:y1="11.684cm" svg:x2="20.066cm" svg:y2="13.716cm">
            <text:p/>
          </draw:line>
          <draw:line draw:style-name="gr2" draw:text-style-name="P2" draw:layer="layout" svg:x1="12.446cm" svg:y1="5.08cm" svg:x2="14.224cm" svg:y2="9.398cm">
            <text:p/>
          </draw:line>
          <draw:line draw:style-name="gr2" draw:text-style-name="P2" draw:layer="layout" svg:x1="6.35cm" svg:y1="14.478cm" svg:x2="19.812cm" svg:y2="14.478cm">
            <text:p/>
          </draw:line>
          <draw:frame draw:style-name="gr3" draw:text-style-name="P3" draw:layer="layout" svg:width="2.54cm" svg:height="1.673cm" svg:x="6.096cm" svg:y="7.366cm">
            <draw:text-box>
              <text:p>10, 20KM</text:p>
            </draw:text-box>
          </draw:frame>
          <draw:frame draw:style-name="gr3" draw:text-style-name="P3" draw:layer="layout" svg:width="2.54cm" svg:height="1.673cm" svg:x="13.462cm" svg:y="6.096cm">
            <draw:text-box>
              <text:p>15, 15KM</text:p>
            </draw:text-box>
          </draw:frame>
          <draw:frame draw:style-name="gr3" draw:text-style-name="P3" draw:layer="layout" svg:width="2.54cm" svg:height="1.673cm" svg:x="9.144cm" svg:y="10.519cm">
            <draw:text-box>
              <text:p>20, 20KM</text:p>
            </draw:text-box>
          </draw:frame>
          <draw:frame draw:style-name="gr3" draw:text-style-name="P3" draw:layer="layout" svg:width="2.54cm" svg:height="1.673cm" svg:x="12.192cm" svg:y="14.732cm">
            <draw:text-box>
              <text:p>7, 50KM</text:p>
            </draw:text-box>
          </draw:frame>
          <draw:frame draw:style-name="gr3" draw:text-style-name="P3" draw:layer="layout" svg:width="2.54cm" svg:height="1.673cm" svg:x="17.78cm" svg:y="10.922cm">
            <draw:text-box>
              <text:p>11, 10KM</text:p>
            </draw:text-box>
          </draw:frame>
          <draw:frame draw:style-name="gr3" draw:text-style-name="P3" draw:layer="layout" svg:width="2.54cm" svg:height="1.673cm" svg:x="18.034cm" svg:y="7.217cm">
            <draw:text-box>
              <text:p>13, 15KM</text:p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2T16:58:04.785327107</meta:creation-date>
    <dc:date>2016-09-19T15:01:12.477752066</dc:date>
    <meta:editing-duration>PT5M37S</meta:editing-duration>
    <meta:editing-cycles>4</meta:editing-cycles>
    <meta:generator>LibreOffice/5.1.4.2$Linux_X86_64 LibreOffice_project/10m0$Build-2</meta:generator>
    <meta:document-statistic meta:object-count="41"/>
  </office:meta>
</office:document-meta>
</file>